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/>
    <style:font-face style:name="Cambria1" svg:font-family="Cambria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Cambria2" svg:font-family="Cambria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15.965cm" fo:margin-top="0cm" fo:margin-bottom="0cm" table:align="center"/>
    </style:style>
    <style:style style:name="Table1.A" style:family="table-column">
      <style:table-column-properties style:column-width="2.619cm"/>
    </style:style>
    <style:style style:name="Table1.B" style:family="table-column">
      <style:table-column-properties style:column-width="2.275cm"/>
    </style:style>
    <style:style style:name="Table1.C" style:family="table-column">
      <style:table-column-properties style:column-width="6.879cm"/>
    </style:style>
    <style:style style:name="Table1.D" style:family="table-column">
      <style:table-column-properties style:column-width="4.191cm"/>
    </style:style>
    <style:style style:name="Table1.1" style:family="table-row">
      <style:table-row-properties style:min-row-height="0.6cm" fo:keep-together="auto"/>
    </style:style>
    <style:style style:name="Table1.A1" style:family="table-cell">
      <style:table-cell-properties fo:padding-left="0.206cm" fo:padding-right="0.191cm" fo:padding-top="0cm" fo:padding-bottom="0cm" fo:border-left="1pt solid #4bacc6" fo:border-right="1pt solid #4bacc6" fo:border-top="1pt solid #4bacc6" fo:border-bottom="2.25pt solid #4bacc6"/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d2eaf1" fo:padding-left="0.206cm" fo:padding-right="0.191cm" fo:padding-top="0cm" fo:padding-bottom="0cm" fo:border="1pt solid #4bacc6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padding-left="0.206cm" fo:padding-right="0.191cm" fo:padding-top="0cm" fo:padding-bottom="0cm" fo:border="1pt solid #4bacc6"/>
    </style:style>
    <style:style style:name="Table1.B3" style:family="table-cell">
      <style:table-cell-properties fo:padding-left="0.206cm" fo:padding-right="0.191cm" fo:padding-top="0cm" fo:padding-bottom="0cm" fo:border="1pt solid #4bacc6"/>
    </style:style>
    <style:style style:name="Table1.C3" style:family="table-cell">
      <style:table-cell-properties fo:padding-left="0.206cm" fo:padding-right="0.191cm" fo:padding-top="0cm" fo:padding-bottom="0cm" fo:border="1pt solid #4bacc6"/>
    </style:style>
    <style:style style:name="Table1.D3" style:family="table-cell">
      <style:table-cell-properties fo:padding-left="0.206cm" fo:padding-right="0.191cm" fo:padding-top="0cm" fo:padding-bottom="0cm" fo:border="1pt solid #4bacc6"/>
    </style:style>
    <style:style style:name="Tabla1" style:family="table">
      <style:table-properties style:width="16.589cm" table:align="margins"/>
    </style:style>
    <style:style style:name="Tabla1.A" style:family="table-column">
      <style:table-column-properties style:column-width="11.548cm" style:rel-column-width="45620*"/>
    </style:style>
    <style:style style:name="Tabla1.B" style:family="table-column">
      <style:table-column-properties style:column-width="5.041cm" style:rel-column-width="19915*"/>
    </style:style>
    <style:style style:name="Tabla1.A1" style:family="table-cell">
      <style:table-cell-properties fo:background-color="#3333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333333" fo:padding="0.097cm" fo:border="0.05pt solid #000000">
        <style:background-image/>
      </style:table-cell-properties>
    </style:style>
    <style:style style:name="Tab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20.837cm" fo:margin-left="-1.531cm" table:align="left"/>
    </style:style>
    <style:style style:name="Tabla2.A" style:family="table-column">
      <style:table-column-properties style:column-width="12.651cm"/>
    </style:style>
    <style:style style:name="Tabla2.B" style:family="table-column">
      <style:table-column-properties style:column-width="1.157cm"/>
    </style:style>
    <style:style style:name="Tabla2.C" style:family="table-column">
      <style:table-column-properties style:column-width="1.875cm"/>
    </style:style>
    <style:style style:name="Tabla2.D" style:family="table-column">
      <style:table-column-properties style:column-width="1.02cm"/>
    </style:style>
    <style:style style:name="Tabla2.E" style:family="table-column">
      <style:table-column-properties style:column-width="4.135cm"/>
    </style:style>
    <style:style style:name="Tabla2.A1" style:family="table-cell">
      <style:table-cell-properties fo:background-color="#3333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E1" style:family="table-cell">
      <style:table-cell-properties fo:background-color="#333333" fo:padding="0.097cm" fo:border="0.05pt solid #000000">
        <style:background-image/>
      </style:table-cell-properties>
    </style:style>
    <style:style style:name="Tab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a2.E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6.589cm" table:align="margins"/>
    </style:style>
    <style:style style:name="Tabla3.A" style:family="table-column">
      <style:table-column-properties style:column-width="16.589cm" style:rel-column-width="65535*"/>
    </style:style>
    <style:style style:name="Tabla3.A1" style:family="table-cell">
      <style:table-cell-properties fo:padding="0.097cm" fo:border="0.05pt solid #000000"/>
    </style:style>
    <style:style style:name="P1" style:family="paragraph" style:parent-style-name="Standard">
      <style:paragraph-properties loext:contextual-spacing="false" fo:margin-left="-1cm" fo:margin-right="0cm" fo:margin-top="1.249cm" fo:margin-bottom="0cm" fo:line-height="100%" fo:text-align="end" style:justify-single-word="false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2" style:family="paragraph" style:parent-style-name="Standard">
      <style:paragraph-properties loext:contextual-spacing="false" fo:margin-top="0cm" fo:margin-bottom="0cm" fo:line-height="100%" fo:text-align="center" style:justify-single-word="false">
        <style:tab-stops>
          <style:tab-stop style:position="7.795cm" style:type="center"/>
          <style:tab-stop style:position="15.589cm" style:type="right"/>
        </style:tab-stops>
      </style:paragraph-properties>
      <style:text-properties fo:color="#4c4c4c" style:text-position="0% 100%" style:font-name="Calibri" fo:font-size="11pt" fo:font-style="italic" fo:font-weight="normal" style:font-name-asian="Calibri1" style:font-size-asian="11pt" style:font-style-asian="italic" style:font-weight-asian="normal" style:font-name-complex="Calibri1" style:font-size-complex="11pt" style:font-style-complex="italic"/>
    </style:style>
    <style:style style:name="P3" style:family="paragraph" style:parent-style-name="Standard">
      <style:paragraph-properties loext:contextual-spacing="false" fo:margin-top="0cm" fo:margin-bottom="0cm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4" style:family="paragraph" style:parent-style-name="Standard">
      <style:paragraph-properties loext:contextual-spacing="false" fo:margin-top="0cm" fo:margin-bottom="0cm" fo:line-height="100%" fo:text-align="end" style:justify-single-word="false"/>
    </style:style>
    <style:style style:name="P5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17365d" style:text-position="0% 100%" style:font-name="Cambria" fo:font-size="36pt" fo:font-weight="normal" style:font-name-asian="Cambria2" style:font-size-asian="36pt" style:font-weight-asian="normal" style:font-name-complex="Cambria2" style:font-size-complex="36pt"/>
    </style:style>
    <style:style style:name="P6" style:family="paragraph" style:parent-style-name="Standard">
      <style:paragraph-properties loext:contextual-spacing="false" fo:margin-top="0cm" fo:margin-bottom="0cm" fo:line-height="100%" fo:break-before="page"/>
    </style:style>
    <style:style style:name="P7" style:family="paragraph" style:parent-style-name="Standard">
      <style:paragraph-properties loext:contextual-spacing="false" fo:margin-top="0cm" fo:margin-bottom="0cm" fo:line-height="100%" fo:break-before="page"/>
      <style:text-properties style:text-position="0% 100%"/>
    </style:style>
    <style:style style:name="P8" style:family="paragraph" style:parent-style-name="Standard">
      <style:paragraph-properties loext:contextual-spacing="false" fo:margin-top="0cm" fo:margin-bottom="1.249cm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9" style:family="paragraph" style:parent-style-name="Standard">
      <style:paragraph-properties loext:contextual-spacing="false" fo:margin-top="0cm" fo:margin-bottom="0.353cm"/>
    </style:style>
    <style:style style:name="P10" style:family="paragraph" style:parent-style-name="Standard">
      <style:paragraph-properties loext:contextual-spacing="false" fo:margin-top="0cm" fo:margin-bottom="0.353cm" fo:text-align="center" style:justify-single-word="false"/>
    </style:style>
    <style:style style:name="P11" style:family="paragraph" style:parent-style-name="Standard">
      <style:paragraph-properties loext:contextual-spacing="false" fo:margin-top="0cm" fo:margin-bottom="0.353cm" fo:text-align="center" style:justify-single-word="false"/>
      <style:text-properties style:text-position="0% 100%" style:font-name="Cambria" fo:font-weight="bold" style:font-name-asian="Cambria2" style:font-weight-asian="bold" style:font-name-complex="Cambria2"/>
    </style:style>
    <style:style style:name="P12" style:family="paragraph" style:parent-style-name="Standard">
      <style:paragraph-properties loext:contextual-spacing="false" fo:margin-top="0cm" fo:margin-bottom="0.353cm"/>
      <style:text-properties style:font-name="Cambria" style:font-name-asian="Cambria2" style:font-name-complex="Cambria2"/>
    </style:style>
    <style:style style:name="P13" style:family="paragraph" style:parent-style-name="Standard">
      <style:paragraph-properties loext:contextual-spacing="false" fo:margin-top="0cm" fo:margin-bottom="0.353cm" fo:text-align="center" style:justify-single-word="false"/>
      <style:text-properties style:font-name="Cambria" style:font-name-asian="Cambria2" style:font-name-complex="Cambria2"/>
    </style:style>
    <style:style style:name="P14" style:family="paragraph" style:parent-style-name="Standard">
      <style:paragraph-properties loext:contextual-spacing="false" fo:margin-top="0cm" fo:margin-bottom="0.529cm" fo:line-height="100%" fo:text-align="center" style:justify-single-word="false"/>
      <style:text-properties fo:color="#17365d" style:font-name="Cambria" fo:font-size="36pt" style:font-name-asian="Cambria2" style:font-size-asian="36pt" style:font-name-complex="Cambria2" style:font-size-complex="36pt"/>
    </style:style>
    <style:style style:name="P15" style:family="paragraph" style:parent-style-name="Standard">
      <style:paragraph-properties loext:contextual-spacing="false" fo:margin-top="0cm" fo:margin-bottom="0.529cm" fo:line-height="100%"/>
      <style:text-properties fo:color="#17365d" style:text-position="0% 100%" style:font-name="Cambria" fo:font-size="20pt" fo:font-weight="normal" style:font-name-asian="Cambria2" style:font-size-asian="20pt" style:font-weight-asian="normal" style:font-name-complex="Cambria2" style:font-size-complex="20pt"/>
    </style:style>
    <style:style style:name="P16" style:family="paragraph" style:parent-style-name="Standard">
      <style:paragraph-properties loext:contextual-spacing="false" fo:margin-top="0cm" fo:margin-bottom="0.529cm" fo:line-height="100%"/>
      <style:text-properties fo:color="#17365d" style:text-position="0% 100%" style:font-name="Cambria" fo:font-size="26pt" fo:font-weight="normal" style:font-name-asian="Cambria2" style:font-size-asian="26pt" style:font-weight-asian="normal" style:font-name-complex="Cambria2" style:font-size-complex="26pt"/>
    </style:style>
    <style:style style:name="P17" style:family="paragraph" style:parent-style-name="Standard">
      <style:paragraph-properties loext:contextual-spacing="false" fo:margin-top="0.635cm" fo:margin-bottom="0cm" fo:line-height="115%">
        <style:tab-stops>
          <style:tab-stop style:position="0.773cm"/>
          <style:tab-stop style:position="16.572cm" style:type="right"/>
        </style:tab-stops>
      </style:paragraph-properties>
      <style:text-properties fo:font-variant="small-caps" style:text-position="0% 100%" style:font-name="Cambria" fo:font-size="12pt" fo:font-weight="bold" style:font-name-asian="Cambria2" style:font-size-asian="12pt" style:font-weight-asian="bold" style:font-name-complex="Cambria2" style:font-size-complex="12pt"/>
    </style:style>
    <style:style style:name="P18" style:family="paragraph" style:parent-style-name="Text_20_body">
      <style:paragraph-properties fo:text-align="start" style:justify-single-word="false"/>
      <style:text-properties fo:color="#999999" style:font-name="Cambria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Title">
      <style:paragraph-properties fo:text-align="start" style:justify-single-word="false"/>
      <style:text-properties fo:color="#999999" style:font-name="Cambria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paragraph-properties loext:contextual-spacing="false" fo:margin-left="0.635cm" fo:margin-right="0cm" fo:margin-top="0.847cm" fo:margin-bottom="0cm" fo:line-height="115%" fo:text-indent="-0.635cm" style:auto-text-indent="false"/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loext:contextual-spacing="false" fo:margin-top="0.847cm" fo:margin-bottom="0cm" fo:line-height="115%"/>
      <style:text-properties style:text-position="0% 100%" fo:font-size="12pt" style:font-size-asian="12pt" style:font-size-complex="12pt"/>
    </style:style>
    <style:style style:name="P22" style:family="paragraph" style:parent-style-name="Table_20_Contents">
      <style:text-properties fo:font-size="12pt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color="#ffffff" fo:font-size="12pt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ffffff" fo:font-weight="bold" style:font-weight-asian="bold" style:font-weight-complex="bold"/>
    </style:style>
    <style:style style:name="P25" style:family="paragraph" style:parent-style-name="Table_20_Contents" style:list-style-name="WWNum7">
      <style:paragraph-properties fo:text-align="center" style:justify-single-word="false"/>
      <style:text-properties fo:color="#ffffff" fo:font-weight="bold" style:font-weight-asian="bold" style:font-weight-complex="bold"/>
    </style:style>
    <style:style style:name="P26" style:family="paragraph" style:parent-style-name="Table_20_Contents" style:list-style-name="WWNum7">
      <style:paragraph-properties fo:text-align="start" style:justify-single-word="false"/>
    </style:style>
    <style:style style:name="P27" style:family="paragraph" style:parent-style-name="Table_20_Contents" style:list-style-name="WWNum7">
      <style:paragraph-properties fo:text-align="center" style:justify-single-word="false"/>
    </style:style>
    <style:style style:name="P28" style:family="paragraph" style:parent-style-name="Standard" style:master-page-name="Standard">
      <style:paragraph-properties loext:contextual-spacing="false" fo:margin-top="0cm" fo:margin-bottom="0.353cm" fo:text-align="center" style:justify-single-word="false" style:page-number="1"/>
      <style:text-properties style:text-position="0% 100%"/>
    </style:style>
    <style:style style:name="P29" style:family="paragraph" style:parent-style-name="Standard" style:list-style-name="L1">
      <style:paragraph-properties loext:contextual-spacing="false" fo:margin-top="0.635cm" fo:margin-bottom="0cm" fo:line-height="115%">
        <style:tab-stops>
          <style:tab-stop style:position="0.773cm"/>
          <style:tab-stop style:position="16.572cm" style:type="right"/>
        </style:tab-stops>
      </style:paragraph-properties>
      <style:text-properties fo:font-variant="small-caps" style:text-position="0% 100%" style:font-name="Cambria" fo:font-size="12pt" fo:font-weight="bold" style:font-name-asian="Cambria2" style:font-size-asian="12pt" style:font-weight-asian="bold" style:font-name-complex="Cambria2" style:font-size-complex="12pt"/>
    </style:style>
    <style:style style:name="P30" style:family="paragraph" style:parent-style-name="Standard" style:list-style-name="WWNum7">
      <style:paragraph-properties loext:contextual-spacing="false" fo:margin-left="0.635cm" fo:margin-right="0cm" fo:margin-top="0.847cm" fo:margin-bottom="0cm" fo:line-height="115%" fo:keep-together="always" fo:text-indent="-0.635cm" style:auto-text-indent="false" fo:keep-with-next="always"/>
      <style:text-properties fo:color="#365f91" style:text-position="0% 100%" style:font-name="Cambria" fo:font-size="20pt" fo:font-weight="bold" style:font-name-asian="Cambria2" style:font-size-asian="20pt" style:font-weight-asian="bold" style:font-name-complex="Cambria2" style:font-size-complex="20pt"/>
    </style:style>
    <style:style style:name="P31" style:family="paragraph" style:parent-style-name="Standard" style:list-style-name="WWNum7">
      <style:paragraph-properties loext:contextual-spacing="false" fo:margin-left="0.635cm" fo:margin-right="0cm" fo:margin-top="0.847cm" fo:margin-bottom="0cm" fo:line-height="115%" fo:text-indent="-0.635cm" style:auto-text-indent="false"/>
      <style:text-properties style:text-position="0% 100%" fo:font-size="12pt" fo:font-weight="bold" style:font-size-asian="12pt" style:font-weight-asian="bold" style:font-size-complex="12pt" style:font-weight-complex="bold"/>
    </style:style>
    <style:style style:name="P32" style:family="paragraph" style:parent-style-name="Standard" style:list-style-name="WWNum7">
      <style:paragraph-properties loext:contextual-spacing="false" fo:margin-left="0.635cm" fo:margin-right="0cm" fo:margin-top="0.847cm" fo:margin-bottom="0cm" fo:line-height="115%" fo:text-indent="-0.635cm" style:auto-text-indent="false"/>
      <style:text-properties style:text-position="0% 100%" fo:font-size="12pt" fo:font-weight="bold" style:font-size-asian="12pt" style:font-weight-asian="bold" style:font-size-complex="12pt" style:font-weight-complex="bold"/>
    </style:style>
    <style:style style:name="P33" style:family="paragraph" style:parent-style-name="Standard" style:list-style-name="WWNum7">
      <style:paragraph-properties loext:contextual-spacing="false" fo:margin-left="0.635cm" fo:margin-right="0cm" fo:margin-top="0.847cm" fo:margin-bottom="0cm" fo:line-height="115%" fo:text-indent="-0.635cm" style:auto-text-indent="false"/>
      <style:text-properties style:text-position="0% 100%" fo:font-size="12pt" style:font-size-asian="12pt" style:font-size-complex="12pt"/>
    </style:style>
    <style:style style:name="P34" style:family="paragraph" style:parent-style-name="Standard" style:list-style-name="WWNum7">
      <style:paragraph-properties loext:contextual-spacing="false" fo:margin-left="0.635cm" fo:margin-right="0cm" fo:margin-top="0.847cm" fo:margin-bottom="0cm" fo:line-height="115%" fo:text-indent="-0.635cm" style:auto-text-indent="false"/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loext:contextual-spacing="false" fo:margin-left="0.635cm" fo:margin-right="0cm" fo:margin-top="0.847cm" fo:margin-bottom="0cm" fo:line-height="115%" fo:text-indent="-0.635cm" style:auto-text-indent="false"/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P36" style:family="paragraph" style:parent-style-name="Standard" style:list-style-name="WWNum7">
      <style:paragraph-properties loext:contextual-spacing="false" fo:margin-left="0.635cm" fo:margin-right="0cm" fo:margin-top="0.847cm" fo:margin-bottom="0cm" fo:line-height="115%" fo:text-indent="-0.635cm" style:auto-text-indent="false"/>
      <style:text-properties style:text-position="0% 100%" fo:font-size="2pt" fo:font-weight="bold" style:font-size-asian="1.75pt" style:font-weight-asian="bold" style:font-size-complex="2pt" style:font-weight-complex="bold"/>
    </style:style>
    <style:style style:name="P37" style:family="paragraph" style:parent-style-name="Standard" style:list-style-name="WWNum7">
      <style:paragraph-properties loext:contextual-spacing="false" fo:margin-top="0.847cm" fo:margin-bottom="0cm" fo:line-height="115%"/>
      <style:text-properties style:text-position="0% 100%" fo:font-size="12pt" fo:font-weight="bold" style:font-size-asian="12pt" style:font-weight-asian="bold" style:font-size-complex="12pt" style:font-weight-complex="bold"/>
    </style:style>
    <style:style style:name="P38" style:family="paragraph" style:parent-style-name="Standard" style:list-style-name="WWNum7">
      <style:paragraph-properties loext:contextual-spacing="false" fo:margin-top="0.847cm" fo:margin-bottom="0cm" fo:line-height="115%"/>
      <style:text-properties style:text-position="0% 100%" fo:font-size="12pt" style:font-size-asian="12pt" style:font-size-complex="12pt"/>
    </style:style>
    <style:style style:name="P39" style:family="paragraph" style:parent-style-name="Standard" style:list-style-name="WWNum7">
      <style:paragraph-properties loext:contextual-spacing="false" fo:margin-top="0.847cm" fo:margin-bottom="0cm" fo:line-height="115%"/>
      <style:text-properties style:text-position="0% 100%" fo:font-size="14pt" fo:font-weight="normal" style:font-size-asian="14pt" style:font-weight-asian="normal" style:font-size-complex="14pt" style:font-weight-complex="normal"/>
    </style:style>
    <style:style style:name="P40" style:family="paragraph" style:parent-style-name="Standard" style:list-style-name="WWNum7">
      <style:paragraph-properties loext:contextual-spacing="false" fo:margin-left="0cm" fo:margin-right="0cm" fo:margin-top="0.847cm" fo:margin-bottom="0cm" fo:line-height="115%" fo:text-indent="0cm" style:auto-text-indent="false"/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loext:contextual-spacing="false" fo:margin-left="0cm" fo:margin-right="0cm" fo:margin-top="0.847cm" fo:margin-bottom="0cm" fo:line-height="115%" fo:text-indent="0cm" style:auto-text-indent="false"/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color="#004a4a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text-position="0% 100%"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T4" style:family="text">
      <style:text-properties fo:color="#4c4c4c" fo:font-style="italic" style:font-style-asian="italic" style:font-style-complex="italic"/>
    </style:style>
    <style:style style:name="T5" style:family="text">
      <style:text-properties fo:color="#4c4c4c" style:text-position="0% 100%" style:font-name="Calibri" fo:font-size="11pt" fo:font-style="italic" fo:font-weight="normal" style:font-name-asian="Calibri1" style:font-size-asian="11pt" style:font-style-asian="italic" style:font-weight-asian="normal" style:font-name-complex="Calibri1" style:font-size-complex="11pt" style:font-style-complex="italic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 text:c="100"/></text:p>
      <text:p text:style-name="P10"/>
      <text:p text:style-name="P10"/>
      <text:p text:style-name="P10"/>
      <text:p text:style-name="P10"/>
      <text:p text:style-name="P4"/>
      <text:p text:style-name="P5">Cuestionario web</text:p>
      <text:p text:style-name="P14">GoPark</text:p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"/>
      <text:p text:style-name="P19">Mario Ortega Aguayo<text:tab/> <text:s text:c="7"/><text:tab/><text:tab/><text:tab/><text:tab/><text:tab/> <text:s text:c="18"/>76439773D Manuel Jesús García Manday <text:s text:c="58"/>48893432D <text:s/>Pablo Martín-Moreno Ruíz<text:tab/><text:tab/><text:tab/><text:tab/><text:tab/><text:tab/> <text:s text:c="9"/>76654141V <text:s/>María Victoria Santiago Acalá <text:s text:c="57"/>76656695H <text:s text:c="10"/></text:p>
      <text:p text:style-name="P18"/>
      <text:p text:style-name="P18"/>
      <text:p text:style-name="P7"><text:bookmark text:name="_gjdgxs"/><text:s text:c="2"/></text:p>
      <text:p text:style-name="P15">Historial de Cambios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1">Fecha</text:p>
          </table:table-cell>
          <table:table-cell table:style-name="Table1.A1" office:value-type="string">
            <text:p text:style-name="P11">Versión</text:p>
          </table:table-cell>
          <table:table-cell table:style-name="Table1.A1" office:value-type="string">
            <text:p text:style-name="P11">Descripción</text:p>
          </table:table-cell>
          <table:table-cell table:style-name="Table1.A1" office:value-type="string">
            <text:p text:style-name="P11">Autor</text:p>
          </table:table-cell>
        </table:table-row>
        <table:table-row table:style-name="Table1.2">
          <table:table-cell table:style-name="Table1.A2" office:value-type="string">
            <text:p text:style-name="P12">30/01/2016</text:p>
          </table:table-cell>
          <table:table-cell table:style-name="Table1.A2" office:value-type="string">
            <text:p text:style-name="P13">1.0</text:p>
          </table:table-cell>
          <table:table-cell table:style-name="Table1.A2" office:value-type="string">
            <text:p text:style-name="P12">Finalización de la practica.</text:p>
          </table:table-cell>
          <table:table-cell table:style-name="Table1.A2" office:value-type="string">
            <text:p text:style-name="P12">Jesús García Manday</text:p>
            <text:p text:style-name="P12">Mario Ortega Aguayo</text:p>
            <text:p text:style-name="P12">Pablo Martín-Moreno Ruiz</text:p>
            <text:p text:style-name="P12">M.Victoria Santiago Alcalá</text:p>
          </table:table-cell>
        </table:table-row>
        <table:table-row table:style-name="Table1.3"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0"/>
          </table:table-cell>
          <table:table-cell table:style-name="Table1.C3" office:value-type="string">
            <text:p text:style-name="P9"/>
          </table:table-cell>
          <table:table-cell table:style-name="Table1.D3" office:value-type="string">
            <text:p text:style-name="P9"/>
          </table:table-cell>
        </table:table-row>
      </table:table>
      <text:p text:style-name="P9"/>
      <text:p text:style-name="Standard"/>
      <text:p text:style-name="P6"/>
      <text:p text:style-name="P16">Índice</text:p>
      <text:list xml:id="list1737814640" text:style-name="L1">
        <text:list-item>
          <text:p text:style-name="P29">CUESTIONARIO</text:p>
          <text:list>
            <text:list-item>
              <text:p text:style-name="P29">INTRODUCCION Y OBJETIVOS</text:p>
            </text:list-item>
            <text:list-item>
              <text:p text:style-name="P29">PERFIL DE USUARIO</text:p>
            </text:list-item>
            <text:list-item>
              <text:p text:style-name="P29">TAREAS A REALIZAR</text:p>
            </text:list-item>
            <text:list-item>
              <text:p text:style-name="P29">VALORACIONES</text:p>
            </text:list-item>
            <text:list-item>
              <text:p text:style-name="P29">OBSERVACIONES Y COMENTARIOS <text:tab/></text:p>
            </text:list-item>
          </text:list>
        </text:list-item>
      </text:list>
      <text:p text:style-name="P17"><text:tab/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bookmark text:name="30j0zll"/></text:p>
      <text:list xml:id="list629980894" text:style-name="WWNum7">
        <text:list-item>
          <text:p text:style-name="P30"><text:soft-page-break/>Cuestionario</text:p>
          <text:p text:style-name="P31">- Introducción al producto y al objetivo del test que van a realizar. </text:p>
          <text:p text:style-name="P33">GoPark es una aplicación web y android desarrollada con el fin de que el usuario encuentre de forma simple e intuitiva por medio de nuestra aplicación el parking más cercano al que el usuario debe de dirigirse ya bien sea introduciendo un destino o desde la ubicación actual en la que se encuentre.</text:p>
          <text:p text:style-name="P33">Cada una permite realizar un tipo de acciones, por ejemplo, en la aplicación web se permite buscar la ubicación a la que se desea ir posibilitando guardar esta en una lista de favoritos agrupada a modo de ranking.</text:p>
          <text:p text:style-name="P31">- Preguntas de perfil de usuario.</text:p>
          <text:p text:style-name="P36"/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3">PREGUNTAS</text:p>
          </table:table-cell>
          <table:table-cell table:style-name="Tabla1.B1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22">¿Qué edad tiene?</text:p>
          </table:table-cell>
          <table:table-cell table:style-name="Tabla1.B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22">¿Estudia o trabaja?</text:p>
          </table:table-cell>
          <table:table-cell table:style-name="Tabla1.B3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22">¿Tiene carnet de conducir?</text:p>
          </table:table-cell>
          <table:table-cell table:style-name="Tabla1.B4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22">¿Suele estacionar en parking con que frecuencia?</text:p>
          </table:table-cell>
          <table:table-cell table:style-name="Tabla1.B5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22">¿Usa la web a menudo?</text:p>
          </table:table-cell>
          <table:table-cell table:style-name="Tabla1.B6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22">¿Suele usar aplicaciones de estacionamiento?</text:p>
          </table:table-cell>
          <table:table-cell table:style-name="Tabla1.B7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22">¿Usa la opción de guardar en favoritos?</text:p>
          </table:table-cell>
          <table:table-cell table:style-name="Tabla1.B8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22">¿Suele consultar el historial de navegación?</text:p>
          </table:table-cell>
          <table:table-cell table:style-name="Tabla1.B9" office:value-type="string">
            <text:p text:style-name="P22"/>
          </table:table-cell>
        </table:table-row>
        <text:soft-page-break/>
        <table:table-row>
          <table:table-cell table:style-name="Tabla1.A2" office:value-type="string">
            <text:p text:style-name="P22">¿Le resulta util consultar la web antes de dirigirs a algun lugar en particular?</text:p>
          </table:table-cell>
          <table:table-cell table:style-name="Tabla1.B10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22">¿Suele compartir sus opiniones en redes sociales?</text:p>
          </table:table-cell>
          <table:table-cell table:style-name="Tabla1.B11" office:value-type="string">
            <text:p text:style-name="P22"/>
          </table:table-cell>
        </table:table-row>
      </table:table>
      <text:list xml:id="list460100220" text:continue-numbering="true" text:style-name="WWNum7">
        <text:list-header>
          <text:p text:style-name="P33"><text:span text:style-name="T6">- Tareas que tienen que realizar y una pequeña descripción de cómo tienen que hacerlo. Es importante explicarles el contexto de uso del producto para cada tarea.</text:span> </text:p>
          <text:p text:style-name="P33">Llegados a este punto vamos a realizar la descripción de los escenarios posibles necesarios para poder llevar a cabo algunas de las acciones usuales con el prototipo que tenemos.</text:p>
          <text:p text:style-name="P33">Escenario 1.</text:p>
          <text:p text:style-name="P33">Piense que ha llegado nuevo a una ciudad y desea encontrar el aparcamiento más cercano a su puesto de trabajo y desea por lo tanto usar la aplicación y guardar el parking que mas le guste en favoritos ya que va a consultarlo a menudo.</text:p>
          <text:p text:style-name="P33">Escenario 2.</text:p>
          <text:p text:style-name="P33">Imaginese que tiene que dirigirse en unos días a realizar unas diligencias a un sitio que normalmente no suele encontrar aparcamiento y los parkings que hay cerca suelen estar llenos por lo que desea consultar la ocupación a determinadas horas del día para ir con más tiempo para aparcar en la franja que hay menos ocupación o bien para no ir a ese parking en concreto porque esta lleno a la hora que desea ir y no quiere perder tiempo en ir alli estando lleno y luego tener que ir a otro.</text:p>
          <text:p text:style-name="P33"/>
          <text:p text:style-name="P33"><text:soft-page-break/>Escenario 3.</text:p>
          <text:p text:style-name="P33">Imagine que ha terminado de aparcar en un parking al que suele ir con frecuencia y tiene en su lista de favoritos y por algun motivo ha ejado de gustarle o bien piensa no volver a visitarlo porque ya no tenga necesidad.</text:p>
          <text:p text:style-name="P33">Escenario 4.</text:p>
          <text:p text:style-name="P33">Imagine que quiere reducir gastos y quiere ajustar cuanto le sale al mes los gastos relacionados con el aparcamiento por lo que necesita consultar el historial de aparcamiento en parking.</text:p>
          <text:p text:style-name="P31">- Preguntas de valoración sobre el producto. </text:p>
          <text:p text:style-name="P34">A continuación se van a valorar las siguientes preguntas dando una valoracion de 0 a 10 siendo 0 malo y 10 excelente. </text:p>
          <text:p text:style-name="P40">Usuario 1</text:p>
          <text:p text:style-name="P40">Usuario 2</text:p>
        </text:list-header>
      </text:list>
      <text:p text:style-name="P41">Usuario 3</text:p>
      <text:p text:style-name="P41">Usuario 4</text:p>
      <text:p text:style-name="P20"/>
      <text:p text:style-name="P20"/>
      <text:p text:style-name="P20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ext:soft-page-break/>
        <table:table-row>
          <table:table-cell table:style-name="Tabla2.A1" office:value-type="string">
            <text:p text:style-name="P24">Cuestiones</text:p>
          </table:table-cell>
          <table:table-cell table:style-name="Tabla2.A1" office:value-type="string">
            <text:list xml:id="list673633878" text:continue-numbering="true" text:style-name="WWNum7">
              <text:list-header>
                <text:p text:style-name="P25">1</text:p>
              </text:list-header>
            </text:list>
          </table:table-cell>
          <table:table-cell table:style-name="Tabla2.A1" office:value-type="string">
            <text:list xml:id="list1210839768" text:continue-numbering="true" text:style-name="WWNum7">
              <text:list-item>
                <text:list>
                  <text:list-header>
                    <text:p text:style-name="P25">2</text:p>
                  </text:list-header>
                </text:list>
              </text:list-item>
            </text:list>
          </table:table-cell>
          <table:table-cell table:style-name="Tabla2.A1" office:value-type="string">
            <text:list xml:id="list1667051393" text:continue-numbering="true" text:style-name="WWNum7">
              <text:list-header>
                <text:p text:style-name="P25">3</text:p>
              </text:list-header>
            </text:list>
          </table:table-cell>
          <table:table-cell table:style-name="Tabla2.E1" office:value-type="string">
            <text:list xml:id="list99408990" text:continue-numbering="true" text:style-name="WWNum7">
              <text:list-header>
                <text:p text:style-name="P25">4</text:p>
              </text:list-header>
            </text:list>
          </table:table-cell>
        </table:table-row>
        <table:table-row>
          <table:table-cell table:style-name="Tabla2.A2" office:value-type="string">
            <text:list xml:id="list943308746" text:continue-numbering="true" text:style-name="WWNum7">
              <text:list-header>
                <text:p text:style-name="P26">1. Los datos de creación de perfil son adecuados.</text:p>
              </text:list-header>
            </text:list>
          </table:table-cell>
          <table:table-cell table:style-name="Tabla2.B2" office:value-type="string">
            <text:list xml:id="list1625271467" text:continue-numbering="true" text:style-name="WWNum7">
              <text:list-header>
                <text:p text:style-name="P27"/>
              </text:list-header>
            </text:list>
          </table:table-cell>
          <table:table-cell table:style-name="Tabla2.B2" office:value-type="string">
            <text:list xml:id="list242846155" text:continue-numbering="true" text:style-name="WWNum7">
              <text:list-header>
                <text:p text:style-name="P27"/>
              </text:list-header>
            </text:list>
          </table:table-cell>
          <table:table-cell table:style-name="Tabla2.B2" office:value-type="string">
            <text:list xml:id="list836072906" text:continue-numbering="true" text:style-name="WWNum7">
              <text:list-header>
                <text:p text:style-name="P27"/>
              </text:list-header>
            </text:list>
          </table:table-cell>
          <table:table-cell table:style-name="Tabla2.E2" office:value-type="string">
            <text:list xml:id="list2002824010" text:continue-numbering="true" text:style-name="WWNum7">
              <text:list-header>
                <text:p text:style-name="P27"/>
              </text:list-header>
            </text:list>
          </table:table-cell>
        </table:table-row>
        <table:table-row>
          <table:table-cell table:style-name="Tabla2.A2" office:value-type="string">
            <text:list xml:id="list810772768" text:continue-numbering="true" text:style-name="WWNum7">
              <text:list-header>
                <text:p text:style-name="P26">2. Es facil crear la cuenta.</text:p>
              </text:list-header>
            </text:list>
          </table:table-cell>
          <table:table-cell table:style-name="Tabla2.B2" office:value-type="string">
            <text:list xml:id="list457362306" text:continue-numbering="true" text:style-name="WWNum7">
              <text:list-header>
                <text:p text:style-name="P27"/>
              </text:list-header>
            </text:list>
          </table:table-cell>
          <table:table-cell table:style-name="Tabla2.B2" office:value-type="string">
            <text:list xml:id="list831716555" text:continue-numbering="true" text:style-name="WWNum7">
              <text:list-header>
                <text:p text:style-name="P27"/>
              </text:list-header>
            </text:list>
          </table:table-cell>
          <table:table-cell table:style-name="Tabla2.B2" office:value-type="string">
            <text:list xml:id="list1553198462" text:continue-numbering="true" text:style-name="WWNum7">
              <text:list-header>
                <text:p text:style-name="P27"/>
              </text:list-header>
            </text:list>
          </table:table-cell>
          <table:table-cell table:style-name="Tabla2.E2" office:value-type="string">
            <text:list xml:id="list1679387983" text:continue-numbering="true" text:style-name="WWNum7">
              <text:list-header>
                <text:p text:style-name="P27"/>
              </text:list-header>
            </text:list>
          </table:table-cell>
        </table:table-row>
        <table:table-row>
          <table:table-cell table:style-name="Tabla2.A2" office:value-type="string">
            <text:list xml:id="list495458079" text:continue-numbering="true" text:style-name="WWNum7">
              <text:list-header>
                <text:p text:style-name="P26">3. Es facil usar la aplicación intuitivamente.</text:p>
              </text:list-header>
            </text:list>
          </table:table-cell>
          <table:table-cell table:style-name="Tabla2.B2" office:value-type="string">
            <text:list xml:id="list1336834547" text:continue-numbering="true" text:style-name="WWNum7">
              <text:list-header>
                <text:p text:style-name="P27"/>
              </text:list-header>
            </text:list>
          </table:table-cell>
          <table:table-cell table:style-name="Tabla2.B2" office:value-type="string">
            <text:list xml:id="list1384232192" text:continue-numbering="true" text:style-name="WWNum7">
              <text:list-header>
                <text:p text:style-name="P27"/>
              </text:list-header>
            </text:list>
          </table:table-cell>
          <table:table-cell table:style-name="Tabla2.B2" office:value-type="string">
            <text:list xml:id="list389042091" text:continue-numbering="true" text:style-name="WWNum7">
              <text:list-header>
                <text:p text:style-name="P27"/>
              </text:list-header>
            </text:list>
          </table:table-cell>
          <table:table-cell table:style-name="Tabla2.E2" office:value-type="string">
            <text:list xml:id="list327480431" text:continue-numbering="true" text:style-name="WWNum7">
              <text:list-header>
                <text:p text:style-name="P27"/>
              </text:list-header>
            </text:list>
          </table:table-cell>
        </table:table-row>
        <table:table-row>
          <table:table-cell table:style-name="Tabla2.A2" office:value-type="string">
            <text:list xml:id="list800561109" text:continue-numbering="true" text:style-name="WWNum7">
              <text:list-header>
                <text:p text:style-name="P26">4. Resulta sencillo llevar a cabo las acciones que e quieren.</text:p>
              </text:list-header>
            </text:list>
          </table:table-cell>
          <table:table-cell table:style-name="Tabla2.B2" office:value-type="string">
            <text:list xml:id="list247357956" text:continue-numbering="true" text:style-name="WWNum7">
              <text:list-header>
                <text:p text:style-name="P27"/>
              </text:list-header>
            </text:list>
          </table:table-cell>
          <table:table-cell table:style-name="Tabla2.B2" office:value-type="string">
            <text:list xml:id="list2125431708" text:continue-numbering="true" text:style-name="WWNum7">
              <text:list-header>
                <text:p text:style-name="P27"/>
              </text:list-header>
            </text:list>
          </table:table-cell>
          <table:table-cell table:style-name="Tabla2.B2" office:value-type="string">
            <text:list xml:id="list1292573203" text:continue-numbering="true" text:style-name="WWNum7">
              <text:list-header>
                <text:p text:style-name="P27"/>
              </text:list-header>
            </text:list>
          </table:table-cell>
          <table:table-cell table:style-name="Tabla2.E2" office:value-type="string">
            <text:list xml:id="list161003235" text:continue-numbering="true" text:style-name="WWNum7">
              <text:list-header>
                <text:p text:style-name="P27"/>
              </text:list-header>
            </text:list>
          </table:table-cell>
        </table:table-row>
        <table:table-row>
          <table:table-cell table:style-name="Tabla2.A2" office:value-type="string">
            <text:list xml:id="list1586081641" text:continue-numbering="true" text:style-name="WWNum7">
              <text:list-header>
                <text:p text:style-name="P26">5. La información mostrada en el historial es clara.</text:p>
              </text:list-header>
            </text:list>
          </table:table-cell>
          <table:table-cell table:style-name="Tabla2.B2" office:value-type="string">
            <text:list xml:id="list85574651" text:continue-numbering="true" text:style-name="WWNum7">
              <text:list-header>
                <text:p text:style-name="P27"/>
              </text:list-header>
            </text:list>
          </table:table-cell>
          <table:table-cell table:style-name="Tabla2.B2" office:value-type="string">
            <text:list xml:id="list116222612" text:continue-numbering="true" text:style-name="WWNum7">
              <text:list-header>
                <text:p text:style-name="P27"/>
              </text:list-header>
            </text:list>
          </table:table-cell>
          <table:table-cell table:style-name="Tabla2.B2" office:value-type="string">
            <text:list xml:id="list2016855948" text:continue-numbering="true" text:style-name="WWNum7">
              <text:list-header>
                <text:p text:style-name="P27"/>
              </text:list-header>
            </text:list>
          </table:table-cell>
          <table:table-cell table:style-name="Tabla2.E2" office:value-type="string">
            <text:list xml:id="list198689202" text:continue-numbering="true" text:style-name="WWNum7">
              <text:list-header>
                <text:p text:style-name="P27"/>
              </text:list-header>
            </text:list>
          </table:table-cell>
        </table:table-row>
        <table:table-row>
          <table:table-cell table:style-name="Tabla2.A2" office:value-type="string">
            <text:list xml:id="list2030170169" text:continue-numbering="true" text:style-name="WWNum7">
              <text:list-header>
                <text:p text:style-name="P26">6. Le gusta la estética de la aplicación</text:p>
              </text:list-header>
            </text:list>
          </table:table-cell>
          <table:table-cell table:style-name="Tabla2.B2" office:value-type="string">
            <text:list xml:id="list296759090" text:continue-numbering="true" text:style-name="WWNum7">
              <text:list-header>
                <text:p text:style-name="P27"/>
              </text:list-header>
            </text:list>
          </table:table-cell>
          <table:table-cell table:style-name="Tabla2.B2" office:value-type="string">
            <text:list xml:id="list839609650" text:continue-numbering="true" text:style-name="WWNum7">
              <text:list-header>
                <text:p text:style-name="P27"/>
              </text:list-header>
            </text:list>
          </table:table-cell>
          <table:table-cell table:style-name="Tabla2.B2" office:value-type="string">
            <text:list xml:id="list1060812860" text:continue-numbering="true" text:style-name="WWNum7">
              <text:list-header>
                <text:p text:style-name="P27"/>
              </text:list-header>
            </text:list>
          </table:table-cell>
          <table:table-cell table:style-name="Tabla2.E2" office:value-type="string">
            <text:list xml:id="list1931097053" text:continue-numbering="true" text:style-name="WWNum7">
              <text:list-header>
                <text:p text:style-name="P27"/>
              </text:list-header>
            </text:list>
          </table:table-cell>
        </table:table-row>
        <table:table-row>
          <table:table-cell table:style-name="Tabla2.A2" office:value-type="string">
            <text:list xml:id="list906305211" text:continue-numbering="true" text:style-name="WWNum7">
              <text:list-header>
                <text:p text:style-name="P26">7. La aplicación facilita encontrar parking</text:p>
              </text:list-header>
            </text:list>
          </table:table-cell>
          <table:table-cell table:style-name="Tabla2.B2" office:value-type="string">
            <text:list xml:id="list1971408176" text:continue-numbering="true" text:style-name="WWNum7">
              <text:list-header>
                <text:p text:style-name="P27"/>
              </text:list-header>
            </text:list>
          </table:table-cell>
          <table:table-cell table:style-name="Tabla2.B2" office:value-type="string">
            <text:list xml:id="list1376171443" text:continue-numbering="true" text:style-name="WWNum7">
              <text:list-header>
                <text:p text:style-name="P27"/>
              </text:list-header>
            </text:list>
          </table:table-cell>
          <table:table-cell table:style-name="Tabla2.B2" office:value-type="string">
            <text:list xml:id="list1116437936" text:continue-numbering="true" text:style-name="WWNum7">
              <text:list-header>
                <text:p text:style-name="P27"/>
              </text:list-header>
            </text:list>
          </table:table-cell>
          <table:table-cell table:style-name="Tabla2.E2" office:value-type="string">
            <text:list xml:id="list627284004" text:continue-numbering="true" text:style-name="WWNum7">
              <text:list-header>
                <text:p text:style-name="P27"/>
              </text:list-header>
            </text:list>
          </table:table-cell>
        </table:table-row>
        <table:table-row>
          <table:table-cell table:style-name="Tabla2.A2" office:value-type="string">
            <text:list xml:id="list1198798375" text:continue-numbering="true" text:style-name="WWNum7">
              <text:list-header>
                <text:p text:style-name="P26">8. Los parkings encontrados y reconmendados se adecuan a la realidad.</text:p>
              </text:list-header>
            </text:list>
          </table:table-cell>
          <table:table-cell table:style-name="Tabla2.B2" office:value-type="string">
            <text:list xml:id="list1894497275" text:continue-numbering="true" text:style-name="WWNum7">
              <text:list-header>
                <text:p text:style-name="P27"/>
              </text:list-header>
            </text:list>
          </table:table-cell>
          <table:table-cell table:style-name="Tabla2.B2" office:value-type="string">
            <text:list xml:id="list1051932880" text:continue-numbering="true" text:style-name="WWNum7">
              <text:list-header>
                <text:p text:style-name="P27"/>
              </text:list-header>
            </text:list>
          </table:table-cell>
          <table:table-cell table:style-name="Tabla2.B2" office:value-type="string">
            <text:list xml:id="list1997801500" text:continue-numbering="true" text:style-name="WWNum7">
              <text:list-header>
                <text:p text:style-name="P27"/>
              </text:list-header>
            </text:list>
          </table:table-cell>
          <table:table-cell table:style-name="Tabla2.E2" office:value-type="string">
            <text:list xml:id="list1267498659" text:continue-numbering="true" text:style-name="WWNum7">
              <text:list-header>
                <text:p text:style-name="P27"/>
              </text:list-header>
            </text:list>
          </table:table-cell>
        </table:table-row>
        <table:table-row>
          <table:table-cell table:style-name="Tabla2.A2" office:value-type="string">
            <text:list xml:id="list551123785" text:continue-numbering="true" text:style-name="WWNum7">
              <text:list-header>
                <text:p text:style-name="P26">9. La información acerca de la ocupacion y las distancias es veraz.</text:p>
              </text:list-header>
            </text:list>
          </table:table-cell>
          <table:table-cell table:style-name="Tabla2.B2" office:value-type="string">
            <text:list xml:id="list313062501" text:continue-numbering="true" text:style-name="WWNum7">
              <text:list-header>
                <text:p text:style-name="P27"/>
              </text:list-header>
            </text:list>
          </table:table-cell>
          <table:table-cell table:style-name="Tabla2.B2" office:value-type="string">
            <text:list xml:id="list424136129" text:continue-numbering="true" text:style-name="WWNum7">
              <text:list-header>
                <text:p text:style-name="P27"/>
              </text:list-header>
            </text:list>
          </table:table-cell>
          <table:table-cell table:style-name="Tabla2.B2" office:value-type="string">
            <text:list xml:id="list1902642547" text:continue-numbering="true" text:style-name="WWNum7">
              <text:list-header>
                <text:p text:style-name="P27"/>
              </text:list-header>
            </text:list>
          </table:table-cell>
          <table:table-cell table:style-name="Tabla2.E2" office:value-type="string">
            <text:list xml:id="list669391162" text:continue-numbering="true" text:style-name="WWNum7">
              <text:list-header>
                <text:p text:style-name="P27"/>
              </text:list-header>
            </text:list>
          </table:table-cell>
        </table:table-row>
        <table:table-row>
          <table:table-cell table:style-name="Tabla2.A2" office:value-type="string">
            <text:list xml:id="list718903130" text:continue-numbering="true" text:style-name="WWNum7">
              <text:list-header>
                <text:p text:style-name="P26">10. Cree que la información acerca del parking es correcta.</text:p>
              </text:list-header>
            </text:list>
          </table:table-cell>
          <table:table-cell table:style-name="Tabla2.B2" office:value-type="string">
            <text:list xml:id="list523006578" text:continue-numbering="true" text:style-name="WWNum7">
              <text:list-header>
                <text:p text:style-name="P27"/>
              </text:list-header>
            </text:list>
          </table:table-cell>
          <table:table-cell table:style-name="Tabla2.B2" office:value-type="string">
            <text:list xml:id="list884035688" text:continue-numbering="true" text:style-name="WWNum7">
              <text:list-header>
                <text:p text:style-name="P27"/>
              </text:list-header>
            </text:list>
          </table:table-cell>
          <table:table-cell table:style-name="Tabla2.B2" office:value-type="string">
            <text:list xml:id="list664137760" text:continue-numbering="true" text:style-name="WWNum7">
              <text:list-header>
                <text:p text:style-name="P27"/>
              </text:list-header>
            </text:list>
          </table:table-cell>
          <table:table-cell table:style-name="Tabla2.E2" office:value-type="string">
            <text:list xml:id="list1782866351" text:continue-numbering="true" text:style-name="WWNum7">
              <text:list-header>
                <text:p text:style-name="P27"/>
              </text:list-header>
            </text:list>
          </table:table-cell>
        </table:table-row>
        <table:table-row>
          <table:table-cell table:style-name="Tabla2.A2" office:value-type="string">
            <text:list xml:id="list1012325494" text:continue-numbering="true" text:style-name="WWNum7">
              <text:list-header>
                <text:p text:style-name="P26">11. La estadistica de ocupación le resulta correcta.</text:p>
              </text:list-header>
            </text:list>
          </table:table-cell>
          <table:table-cell table:style-name="Tabla2.B2" office:value-type="string">
            <text:list xml:id="list70022323" text:continue-numbering="true" text:style-name="WWNum7">
              <text:list-header>
                <text:p text:style-name="P27"/>
              </text:list-header>
            </text:list>
          </table:table-cell>
          <table:table-cell table:style-name="Tabla2.B2" office:value-type="string">
            <text:list xml:id="list1835727573" text:continue-numbering="true" text:style-name="WWNum7">
              <text:list-header>
                <text:p text:style-name="P27"/>
              </text:list-header>
            </text:list>
          </table:table-cell>
          <table:table-cell table:style-name="Tabla2.B2" office:value-type="string">
            <text:list xml:id="list1095834676" text:continue-numbering="true" text:style-name="WWNum7">
              <text:list-header>
                <text:p text:style-name="P27"/>
              </text:list-header>
            </text:list>
          </table:table-cell>
          <table:table-cell table:style-name="Tabla2.E2" office:value-type="string">
            <text:list xml:id="list2054164841" text:continue-numbering="true" text:style-name="WWNum7">
              <text:list-header>
                <text:p text:style-name="P27"/>
              </text:list-header>
            </text:list>
          </table:table-cell>
        </table:table-row>
        <table:table-row>
          <table:table-cell table:style-name="Tabla2.A2" office:value-type="string">
            <text:list xml:id="list2001703345" text:continue-numbering="true" text:style-name="WWNum7">
              <text:list-header>
                <text:p text:style-name="P26">12. Le resulta util la opción de historial de aparcamientos.</text:p>
              </text:list-header>
            </text:list>
          </table:table-cell>
          <table:table-cell table:style-name="Tabla2.B2" office:value-type="string">
            <text:list xml:id="list945807768" text:continue-numbering="true" text:style-name="WWNum7">
              <text:list-header>
                <text:p text:style-name="P27"/>
              </text:list-header>
            </text:list>
          </table:table-cell>
          <table:table-cell table:style-name="Tabla2.B2" office:value-type="string">
            <text:list xml:id="list170726853" text:continue-numbering="true" text:style-name="WWNum7">
              <text:list-header>
                <text:p text:style-name="P27"/>
              </text:list-header>
            </text:list>
          </table:table-cell>
          <table:table-cell table:style-name="Tabla2.B2" office:value-type="string">
            <text:list xml:id="list661115917" text:continue-numbering="true" text:style-name="WWNum7">
              <text:list-header>
                <text:p text:style-name="P27"/>
              </text:list-header>
            </text:list>
          </table:table-cell>
          <table:table-cell table:style-name="Tabla2.E2" office:value-type="string">
            <text:list xml:id="list1973907198" text:continue-numbering="true" text:style-name="WWNum7">
              <text:list-header>
                <text:p text:style-name="P27"/>
              </text:list-header>
            </text:list>
          </table:table-cell>
        </table:table-row>
        <table:table-row>
          <table:table-cell table:style-name="Tabla2.A2" office:value-type="string">
            <text:list xml:id="list2069110477" text:continue-numbering="true" text:style-name="WWNum7">
              <text:list-header>
                <text:p text:style-name="P26">13. Le resulta adecuada la opción de modificar el perfil.</text:p>
              </text:list-header>
            </text:list>
          </table:table-cell>
          <table:table-cell table:style-name="Tabla2.B2" office:value-type="string">
            <text:list xml:id="list1534707698" text:continue-numbering="true" text:style-name="WWNum7">
              <text:list-header>
                <text:p text:style-name="P27"/>
              </text:list-header>
            </text:list>
          </table:table-cell>
          <table:table-cell table:style-name="Tabla2.B2" office:value-type="string">
            <text:list xml:id="list1765118296" text:continue-numbering="true" text:style-name="WWNum7">
              <text:list-header>
                <text:p text:style-name="P27"/>
              </text:list-header>
            </text:list>
          </table:table-cell>
          <table:table-cell table:style-name="Tabla2.B2" office:value-type="string">
            <text:list xml:id="list1265084842" text:continue-numbering="true" text:style-name="WWNum7">
              <text:list-header>
                <text:p text:style-name="P27"/>
              </text:list-header>
            </text:list>
          </table:table-cell>
          <table:table-cell table:style-name="Tabla2.E2" office:value-type="string">
            <text:list xml:id="list470948557" text:continue-numbering="true" text:style-name="WWNum7">
              <text:list-header>
                <text:p text:style-name="P27"/>
              </text:list-header>
            </text:list>
          </table:table-cell>
        </table:table-row>
        <table:table-row>
          <table:table-cell table:style-name="Tabla2.A2" office:value-type="string">
            <text:list xml:id="list212205222" text:continue-numbering="true" text:style-name="WWNum7">
              <text:list-header>
                <text:p text:style-name="P26">14. Le gusta <text:s/>y le es útil la opcion de añadir, eliminar favoritos y ordenar en ranking de favoritos.</text:p>
              </text:list-header>
            </text:list>
          </table:table-cell>
          <table:table-cell table:style-name="Tabla2.B2" office:value-type="string">
            <text:list xml:id="list283686139" text:continue-numbering="true" text:style-name="WWNum7">
              <text:list-header>
                <text:p text:style-name="P27"/>
              </text:list-header>
            </text:list>
          </table:table-cell>
          <table:table-cell table:style-name="Tabla2.B2" office:value-type="string">
            <text:list xml:id="list185248754" text:continue-numbering="true" text:style-name="WWNum7">
              <text:list-header>
                <text:p text:style-name="P27"/>
              </text:list-header>
            </text:list>
          </table:table-cell>
          <table:table-cell table:style-name="Tabla2.B2" office:value-type="string">
            <text:list xml:id="list1231424672" text:continue-numbering="true" text:style-name="WWNum7">
              <text:list-header>
                <text:p text:style-name="P27"/>
              </text:list-header>
            </text:list>
          </table:table-cell>
          <table:table-cell table:style-name="Tabla2.E2" office:value-type="string">
            <text:list xml:id="list101290561" text:continue-numbering="true" text:style-name="WWNum7">
              <text:list-header>
                <text:p text:style-name="P27"/>
              </text:list-header>
            </text:list>
          </table:table-cell>
        </table:table-row>
        <table:table-row>
          <table:table-cell table:style-name="Tabla2.A2" office:value-type="string">
            <text:list xml:id="list1420033983" text:continue-numbering="true" text:style-name="WWNum7">
              <text:list-header>
                <text:p text:style-name="P26">15. El lenguaje usado en la app es claro y correcto</text:p>
              </text:list-header>
            </text:list>
          </table:table-cell>
          <table:table-cell table:style-name="Tabla2.B2" office:value-type="string">
            <text:list xml:id="list1749835027" text:continue-numbering="true" text:style-name="WWNum7">
              <text:list-header>
                <text:p text:style-name="P27"/>
              </text:list-header>
            </text:list>
          </table:table-cell>
          <table:table-cell table:style-name="Tabla2.B2" office:value-type="string">
            <text:list xml:id="list381639632" text:continue-numbering="true" text:style-name="WWNum7">
              <text:list-header>
                <text:p text:style-name="P27"/>
              </text:list-header>
            </text:list>
          </table:table-cell>
          <table:table-cell table:style-name="Tabla2.B2" office:value-type="string">
            <text:list xml:id="list1811456682" text:continue-numbering="true" text:style-name="WWNum7">
              <text:list-header>
                <text:p text:style-name="P27"/>
              </text:list-header>
            </text:list>
          </table:table-cell>
          <table:table-cell table:style-name="Tabla2.E2" office:value-type="string">
            <text:list xml:id="list1472280496" text:continue-numbering="true" text:style-name="WWNum7">
              <text:list-header>
                <text:p text:style-name="P27"/>
              </text:list-header>
            </text:list>
          </table:table-cell>
        </table:table-row>
      </table:table>
      <text:p text:style-name="P21"/>
      <text:p text:style-name="P21"/>
      <text:list xml:id="list1018317364" text:continue-numbering="true" text:style-name="WWNum7">
        <text:list-header>
          <text:p text:style-name="P37"><text:soft-page-break/>- Observaciones o comentarios generales que quiera realizar el usuario. </text:p>
          <text:p text:style-name="P39">Observaciones </text:p>
          <text:p text:style-name="P38">Observaciones sobre el producto:</text:p>
        </text:list-header>
      </text:list>
      <table:table table:name="Tabla3" table:style-name="Tabla3">
        <table:table-column table:style-name="Tabla3.A"/>
        <table:table-row>
          <table:table-cell table:style-name="Tabla3.A1" office:value-type="string">
            <text:p text:style-name="P22"/>
            <text:p text:style-name="P22"/>
            <text:p text:style-name="P22"/>
          </table:table-cell>
        </table:table-row>
      </table:table>
      <text:list xml:id="list350162735" text:continue-numbering="true" text:style-name="WWNum7">
        <text:list-header>
          <text:p text:style-name="P38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OpenSymbol" svg:font-family="OpenSymbol"/>
    <style:font-face style:name="Cambria1" svg:font-family="Cambria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Cambria2" svg:font-family="Cambria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n" fo:country="US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loext:contextual-spacing="false" fo:margin-left="0cm" fo:margin-right="0cm" fo:margin-top="0cm" fo:margin-bottom="0.353cm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Caladea" fo:font-size="14pt" style:font-name-asian="Caladea1" style:font-size-asian="14pt" style:font-name-complex="Caladea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true"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true"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true"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true"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true"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true"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loext:contextual-spacing="true" fo:margin-top="0.847cm" fo:margin-bottom="0.212cm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loext:contextual-spacing="true" fo:margin-top="0.635cm" fo:margin-bottom="0.141cm" fo:line-height="100%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Arial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004586" style:text-position="0% 100%" style:font-name="Cambria" fo:font-size="20pt" fo:font-weight="bold"/>
    </style:style>
    <style:style style:name="ListLabel_20_47" style:display-name="ListLabel 47" style:family="text">
      <style:text-properties style:text-position="0% 100%" style:font-name="Cambria" fo:font-size="18pt" fo:font-weight="bold"/>
    </style:style>
    <style:style style:name="ListLabel_20_48" style:display-name="ListLabel 48" style:family="text">
      <style:text-properties style:text-position="0% 100%"/>
    </style:style>
    <style:style style:name="ListLabel_20_49" style:display-name="ListLabel 49" style:family="text">
      <style:text-properties style:text-position="0% 100%"/>
    </style:style>
    <style:style style:name="ListLabel_20_50" style:display-name="ListLabel 50" style:family="text">
      <style:text-properties style:text-position="0% 100%"/>
    </style:style>
    <style:style style:name="ListLabel_20_51" style:display-name="ListLabel 51" style:family="text">
      <style:text-properties style:text-position="0% 100%"/>
    </style:style>
    <style:style style:name="ListLabel_20_52" style:display-name="ListLabel 52" style:family="text">
      <style:text-properties style:text-position="0% 100%"/>
    </style:style>
    <style:style style:name="ListLabel_20_53" style:display-name="ListLabel 53" style:family="text">
      <style:text-properties style:text-position="0% 100%"/>
    </style:style>
    <style:style style:name="ListLabel_20_54" style:display-name="ListLabel 54" style:family="text">
      <style:text-properties style:text-position="0% 100%"/>
    </style:style>
    <style:style style:name="ListLabel_20_55" style:display-name="ListLabel 55" style:family="text">
      <style:text-properties style:text-position="0% 100%" style:font-name="Cambria" fo:font-size="20pt" fo:font-weight="bold"/>
    </style:style>
    <style:style style:name="ListLabel_20_56" style:display-name="ListLabel 56" style:family="text">
      <style:text-properties style:text-position="0% 100%"/>
    </style:style>
    <style:style style:name="ListLabel_20_57" style:display-name="ListLabel 57" style:family="text">
      <style:text-properties style:text-position="0% 100%"/>
    </style:style>
    <style:style style:name="ListLabel_20_58" style:display-name="ListLabel 58" style:family="text">
      <style:text-properties style:text-position="0% 100%"/>
    </style:style>
    <style:style style:name="ListLabel_20_59" style:display-name="ListLabel 59" style:family="text">
      <style:text-properties style:text-position="0% 100%"/>
    </style:style>
    <style:style style:name="ListLabel_20_60" style:display-name="ListLabel 60" style:family="text">
      <style:text-properties style:text-position="0% 100%"/>
    </style:style>
    <style:style style:name="ListLabel_20_61" style:display-name="ListLabel 61" style:family="text">
      <style:text-properties style:text-position="0% 100%"/>
    </style:style>
    <style:style style:name="ListLabel_20_62" style:display-name="ListLabel 62" style:family="text">
      <style:text-properties style:text-position="0% 100%"/>
    </style:style>
    <style:style style:name="ListLabel_20_63" style:display-name="ListLabel 63" style:family="text">
      <style:text-properties style:text-position="0% 100%"/>
    </style:style>
    <style:style style:name="ListLabel_20_64" style:display-name="ListLabel 64" style:family="text">
      <style:text-properties style:font-name="Arial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Arial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Arial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12.06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text:style-name="ListLabel_20_47" style:num-suffix="." style:num-format="1" text:display-levels="2">
        <style:list-level-properties text:list-level-position-and-space-mode="label-alignment">
          <style:list-level-label-alignment text:label-followed-by="listtab" fo:text-indent="0.635cm" fo:margin-left="1.397cm"/>
        </style:list-level-properties>
      </text:list-level-style-number>
      <text:list-level-style-number text:level="3" text:style-name="ListLabel_20_48" style:num-suffix="." style:num-format="1" text:display-levels="3">
        <style:list-level-properties text:list-level-position-and-space-mode="label-alignment">
          <style:list-level-label-alignment text:label-followed-by="listtab" fo:text-indent="1.27cm" fo:margin-left="2.159cm"/>
        </style:list-level-properties>
      </text:list-level-style-number>
      <text:list-level-style-number text:level="4" text:style-name="ListLabel_20_49" style:num-suffix="." style:num-format="1" text:display-levels="4">
        <style:list-level-properties text:list-level-position-and-space-mode="label-alignment">
          <style:list-level-label-alignment text:label-followed-by="listtab" fo:text-indent="1.905cm" fo:margin-left="3.048cm"/>
        </style:list-level-properties>
      </text:list-level-style-number>
      <text:list-level-style-number text:level="5" text:style-name="ListLabel_20_50" style:num-suffix="." style:num-format="1" text:display-levels="5">
        <style:list-level-properties text:list-level-position-and-space-mode="label-alignment">
          <style:list-level-label-alignment text:label-followed-by="listtab" fo:text-indent="2.54cm" fo:margin-left="3.937cm"/>
        </style:list-level-properties>
      </text:list-level-style-number>
      <text:list-level-style-number text:level="6" text:style-name="ListLabel_20_51" style:num-suffix="." style:num-format="1" text:display-levels="6">
        <style:list-level-properties text:list-level-position-and-space-mode="label-alignment">
          <style:list-level-label-alignment text:label-followed-by="listtab" fo:text-indent="3.175cm" fo:margin-left="4.826cm"/>
        </style:list-level-properties>
      </text:list-level-style-number>
      <text:list-level-style-number text:level="7" text:style-name="ListLabel_20_52" style:num-suffix="." style:num-format="1" text:display-levels="7">
        <style:list-level-properties text:list-level-position-and-space-mode="label-alignment">
          <style:list-level-label-alignment text:label-followed-by="listtab" fo:text-indent="3.81cm" fo:margin-left="5.715cm"/>
        </style:list-level-properties>
      </text:list-level-style-number>
      <text:list-level-style-number text:level="8" text:style-name="ListLabel_20_53" style:num-suffix="." style:num-format="1" text:display-levels="8">
        <style:list-level-properties text:list-level-position-and-space-mode="label-alignment">
          <style:list-level-label-alignment text:label-followed-by="listtab" fo:text-indent="4.443cm" fo:margin-left="6.604cm"/>
        </style:list-level-properties>
      </text:list-level-style-number>
      <text:list-level-style-number text:level="9" text:style-name="ListLabel_20_54" style:num-suffix="." style:num-format="1" text:display-levels="9">
        <style:list-level-properties text:list-level-position-and-space-mode="label-alignment">
          <style:list-level-label-alignment text:label-followed-by="listtab" fo:text-indent="5.08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text:style-name="ListLabel_20_56" style:num-suffix="." style:num-format="1" text:display-levels="2">
        <style:list-level-properties text:list-level-position-and-space-mode="label-alignment">
          <style:list-level-label-alignment text:label-followed-by="listtab" fo:text-indent="0.635cm" fo:margin-left="1.397cm"/>
        </style:list-level-properties>
      </text:list-level-style-number>
      <text:list-level-style-number text:level="3" text:style-name="ListLabel_20_57" style:num-suffix="." style:num-format="1" text:display-levels="3">
        <style:list-level-properties text:list-level-position-and-space-mode="label-alignment">
          <style:list-level-label-alignment text:label-followed-by="listtab" fo:text-indent="1.27cm" fo:margin-left="2.159cm"/>
        </style:list-level-properties>
      </text:list-level-style-number>
      <text:list-level-style-number text:level="4" text:style-name="ListLabel_20_58" style:num-suffix="." style:num-format="1" text:display-levels="4">
        <style:list-level-properties text:list-level-position-and-space-mode="label-alignment">
          <style:list-level-label-alignment text:label-followed-by="listtab" fo:text-indent="1.905cm" fo:margin-left="3.048cm"/>
        </style:list-level-properties>
      </text:list-level-style-number>
      <text:list-level-style-number text:level="5" text:style-name="ListLabel_20_59" style:num-suffix="." style:num-format="1" text:display-levels="5">
        <style:list-level-properties text:list-level-position-and-space-mode="label-alignment">
          <style:list-level-label-alignment text:label-followed-by="listtab" fo:text-indent="2.54cm" fo:margin-left="3.937cm"/>
        </style:list-level-properties>
      </text:list-level-style-number>
      <text:list-level-style-number text:level="6" text:style-name="ListLabel_20_60" style:num-suffix="." style:num-format="1" text:display-levels="6">
        <style:list-level-properties text:list-level-position-and-space-mode="label-alignment">
          <style:list-level-label-alignment text:label-followed-by="listtab" fo:text-indent="3.175cm" fo:margin-left="4.826cm"/>
        </style:list-level-properties>
      </text:list-level-style-number>
      <text:list-level-style-number text:level="7" text:style-name="ListLabel_20_61" style:num-suffix="." style:num-format="1" text:display-levels="7">
        <style:list-level-properties text:list-level-position-and-space-mode="label-alignment">
          <style:list-level-label-alignment text:label-followed-by="listtab" fo:text-indent="3.81cm" fo:margin-left="5.715cm"/>
        </style:list-level-properties>
      </text:list-level-style-number>
      <text:list-level-style-number text:level="8" text:style-name="ListLabel_20_62" style:num-suffix="." style:num-format="1" text:display-levels="8">
        <style:list-level-properties text:list-level-position-and-space-mode="label-alignment">
          <style:list-level-label-alignment text:label-followed-by="listtab" fo:text-indent="4.443cm" fo:margin-left="6.604cm"/>
        </style:list-level-properties>
      </text:list-level-style-number>
      <text:list-level-style-number text:level="9" text:style-name="ListLabel_20_63" style:num-suffix="." style:num-format="1" text:display-levels="9">
        <style:list-level-properties text:list-level-position-and-space-mode="label-alignment">
          <style:list-level-label-alignment text:label-followed-by="listtab" fo:text-indent="5.08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loext:contextual-spacing="false" fo:margin-left="-1cm" fo:margin-right="0cm" fo:margin-top="1.249cm" fo:margin-bottom="0cm" fo:line-height="100%" fo:text-align="end" style:justify-single-word="false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2" style:family="paragraph" style:parent-style-name="Standard">
      <style:paragraph-properties loext:contextual-spacing="false" fo:margin-top="0cm" fo:margin-bottom="0cm" fo:line-height="100%" fo:text-align="center" style:justify-single-word="false">
        <style:tab-stops>
          <style:tab-stop style:position="7.795cm" style:type="center"/>
          <style:tab-stop style:position="15.589cm" style:type="right"/>
        </style:tab-stops>
      </style:paragraph-properties>
      <style:text-properties fo:color="#4c4c4c" style:text-position="0% 100%" style:font-name="Calibri" fo:font-size="11pt" fo:font-style="italic" fo:font-weight="normal" style:font-name-asian="Calibri1" style:font-size-asian="11pt" style:font-style-asian="italic" style:font-weight-asian="normal" style:font-name-complex="Calibri1" style:font-size-complex="11pt" style:font-style-complex="italic"/>
    </style:style>
    <style:style style:name="MP3" style:family="paragraph" style:parent-style-name="Standard">
      <style:paragraph-properties loext:contextual-spacing="false" fo:margin-top="0cm" fo:margin-bottom="0cm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4" style:family="paragraph" style:parent-style-name="Standard">
      <style:paragraph-properties loext:contextual-spacing="false" fo:margin-top="0cm" fo:margin-bottom="1.249cm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T1" style:family="text">
      <style:text-properties fo:font-size="10.5pt" style:font-size-asian="10.5pt" style:font-size-complex="10.5pt"/>
    </style:style>
    <style:style style:name="MT2" style:family="text">
      <style:text-properties fo:color="#004a4a" fo:font-style="italic" fo:font-weight="bold" style:font-style-asian="italic" style:font-weight-asian="bold" style:font-style-complex="italic" style:font-weight-complex="bold"/>
    </style:style>
    <style:style style:name="MT3" style:family="text">
      <style:text-properties style:text-position="0% 100%"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MT4" style:family="text">
      <style:text-properties fo:color="#4c4c4c" fo:font-style="italic" style:font-style-asian="italic" style:font-style-complex="italic"/>
    </style:style>
    <style:style style:name="MT5" style:family="text">
      <style:text-properties fo:color="#4c4c4c" style:text-position="0% 100%" style:font-name="Calibri" fo:font-size="11pt" fo:font-style="italic" fo:font-weight="normal" style:font-name-asian="Calibri1" style:font-size-asian="11pt" style:font-style-asian="italic" style:font-weight-asian="normal" style:font-name-complex="Calibri1" style:font-size-complex="11pt" style:font-style-complex="italic"/>
    </style:style>
    <style:page-layout style:name="Mpm1">
      <style:page-layout-properties fo:page-width="21.59cm" fo:page-height="27.94cm" style:num-format="1" style:print-orientation="portrait" fo:margin-top="1.27cm" fo:margin-bottom="1.27cm" fo:margin-left="2cm" fo:margin-right="3cm" fo:background-color="#ffffff" style:writing-mode="lr-tb" style:layout-grid-color="#c0c0c0" style:layout-grid-lines="2294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text:span text:style-name="MT1">Lenguajes Y Sistemas Informáticos <text:s text:c="84"/></text:span><text:s/></text:p>
        <text:p text:style-name="MP2"/>
        <text:p text:style-name="MP3"/>
      </style:header>
      <style:footer>
        <text:p text:style-name="MP4"><text:span text:style-name="MT2">Curso 2016 - 2017</text:span><text:span text:style-name="MT3"><text:tab/></text:span><text:span text:style-name="MT4">GoPark</text:span><text:span text:style-name="MT5"> </text:span><text:span text:style-name="MT3"><text:tab/><text:tab/><text:tab/><text:tab/><text:tab/></text:span><text:span text:style-name="MT3"><text:page-number text:select-page="current">8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7-01-30T12:54:33</dc:date>
    <dc:creator>Victoria </dc:creator>
    <meta:editing-duration>PT1H35M5S</meta:editing-duration>
    <meta:editing-cycles>30</meta:editing-cycles>
    <meta:document-statistic meta:table-count="4" meta:image-count="0" meta:object-count="0" meta:page-count="8" meta:paragraph-count="82" meta:word-count="728" meta:character-count="4604" meta:non-whitespace-character-count="3583"/>
  </office:meta>
</office:document-meta>
</file>